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0.000000000004562" calcext:value-type="float">
            <text:p>4.562E-012</text:p>
          </table:table-cell>
          <table:table-cell office:value-type="float" office:value="0.053591498914434" calcext:value-type="float">
            <text:p>0.0535914989</text:p>
          </table:table-cell>
          <table:table-cell office:value-type="float" office:value="0.107182997831525" calcext:value-type="float">
            <text:p>0.1071829978</text:p>
          </table:table-cell>
          <table:table-cell office:value-type="float" office:value="0.160774496748625" calcext:value-type="float">
            <text:p>0.1607744967</text:p>
          </table:table-cell>
          <table:table-cell office:value-type="float" office:value="0.214365995665774" calcext:value-type="float">
            <text:p>0.2143659957</text:p>
          </table:table-cell>
          <table:table-cell office:value-type="float" office:value="0.267957494582636" calcext:value-type="float">
            <text:p>0.2679574946</text:p>
          </table:table-cell>
          <table:table-cell office:value-type="float" office:value="0.321548993500013" calcext:value-type="float">
            <text:p>0.3215489935</text:p>
          </table:table-cell>
          <table:table-cell office:value-type="float" office:value="0.375140492417123" calcext:value-type="float">
            <text:p>0.3751404924</text:p>
          </table:table-cell>
          <table:table-cell office:value-type="float" office:value="0.428731991334006" calcext:value-type="float">
            <text:p>0.4287319913</text:p>
          </table:table-cell>
          <table:table-cell office:value-type="float" office:value="0.482323490250838" calcext:value-type="float">
            <text:p>0.48232349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3347095173546" calcext:value-type="float">
            <text:p>0.0033470952</text:p>
          </table:table-cell>
          <table:table-cell office:value-type="float" office:value="0.013388380693617" calcext:value-type="float">
            <text:p>0.0133883807</text:p>
          </table:table-cell>
          <table:table-cell office:value-type="float" office:value="0.030123856561046" calcext:value-type="float">
            <text:p>0.0301238566</text:p>
          </table:table-cell>
          <table:table-cell office:value-type="float" office:value="0.053553522774677" calcext:value-type="float">
            <text:p>0.0535535228</text:p>
          </table:table-cell>
          <table:table-cell office:value-type="float" office:value="0.083677379334994" calcext:value-type="float">
            <text:p>0.0836773793</text:p>
          </table:table-cell>
          <table:table-cell office:value-type="float" office:value="0.120495426242191" calcext:value-type="float">
            <text:p>0.1204954262</text:p>
          </table:table-cell>
          <table:table-cell office:value-type="float" office:value="0.164007663496584" calcext:value-type="float">
            <text:p>0.1640076635</text:p>
          </table:table-cell>
          <table:table-cell office:value-type="float" office:value="0.214214091097241" calcext:value-type="float">
            <text:p>0.2142140911</text:p>
          </table:table-cell>
          <table:table-cell office:value-type="float" office:value="0.271114709045237" calcext:value-type="float">
            <text:p>0.271114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232093066303" calcext:value-type="float">
            <text:p>0.0002320931</text:p>
          </table:table-cell>
          <table:table-cell office:value-type="float" office:value="0.001856744531713" calcext:value-type="float">
            <text:p>0.0018567445</text:p>
          </table:table-cell>
          <table:table-cell office:value-type="float" office:value="0.006266512793953" calcext:value-type="float">
            <text:p>0.0062665128</text:p>
          </table:table-cell>
          <table:table-cell office:value-type="float" office:value="0.014853956252684" calcext:value-type="float">
            <text:p>0.0148539563</text:p>
          </table:table-cell>
          <table:table-cell office:value-type="float" office:value="0.029011633306051" calcext:value-type="float">
            <text:p>0.0290116333</text:p>
          </table:table-cell>
          <table:table-cell office:value-type="float" office:value="0.050132102352443" calcext:value-type="float">
            <text:p>0.0501321024</text:p>
          </table:table-cell>
          <table:table-cell office:value-type="float" office:value="0.079607921791104" calcext:value-type="float">
            <text:p>0.0796079218</text:p>
          </table:table-cell>
          <table:table-cell office:value-type="float" office:value="0.118831650020395" calcext:value-type="float">
            <text:p>0.11883165</text:p>
          </table:table-cell>
          <table:table-cell office:value-type="float" office:value="0.169195845439137" calcext:value-type="float">
            <text:p>0.16919584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5633506007" calcext:value-type="float">
            <text:p>1.5633506007E-005</text:p>
          </table:table-cell>
          <table:table-cell office:value-type="float" office:value="0.000250136095083" calcext:value-type="float">
            <text:p>0.0002501361</text:p>
          </table:table-cell>
          <table:table-cell office:value-type="float" office:value="0.001266313981415" calcext:value-type="float">
            <text:p>0.001266314</text:p>
          </table:table-cell>
          <table:table-cell office:value-type="float" office:value="0.004002177521296" calcext:value-type="float">
            <text:p>0.0040021775</text:p>
          </table:table-cell>
          <table:table-cell office:value-type="float" office:value="0.009770941214543" calcext:value-type="float">
            <text:p>0.0097709412</text:p>
          </table:table-cell>
          <table:table-cell office:value-type="float" office:value="0.020261023702743" calcext:value-type="float">
            <text:p>0.0202610237</text:p>
          </table:table-cell>
          <table:table-cell office:value-type="float" office:value="0.037536047769619" calcext:value-type="float">
            <text:p>0.0375360478</text:p>
          </table:table-cell>
          <table:table-cell office:value-type="float" office:value="0.064034840343443" calcext:value-type="float">
            <text:p>0.0640348403</text:p>
          </table:table-cell>
          <table:table-cell office:value-type="float" office:value="0.102571432493195" calcext:value-type="float">
            <text:p>0.1025714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108532805" calcext:value-type="float">
            <text:p>1.08532805E-006</text:p>
          </table:table-cell>
          <table:table-cell office:value-type="float" office:value="0.00003473049987" calcext:value-type="float">
            <text:p>3.473049987E-005</text:p>
          </table:table-cell>
          <table:table-cell office:value-type="float" office:value="0.000263734732572" calcext:value-type="float">
            <text:p>0.0002637347</text:p>
          </table:table-cell>
          <table:table-cell office:value-type="float" office:value="0.001111375992168" calcext:value-type="float">
            <text:p>0.001111376</text:p>
          </table:table-cell>
          <table:table-cell office:value-type="float" office:value="0.003391650366217" calcext:value-type="float">
            <text:p>0.0033916504</text:p>
          </table:table-cell>
          <table:table-cell office:value-type="float" office:value="0.008439511439182" calcext:value-type="float">
            <text:p>0.0084395114</text:p>
          </table:table-cell>
          <table:table-cell office:value-type="float" office:value="0.018241109665461" calcext:value-type="float">
            <text:p>0.0182411097</text:p>
          </table:table-cell>
          <table:table-cell office:value-type="float" office:value="0.035564031743769" calcext:value-type="float">
            <text:p>0.0355640317</text:p>
          </table:table-cell>
          <table:table-cell office:value-type="float" office:value="0.064087539991181" calcext:value-type="float">
            <text:p>0.0640875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0052779801" calcext:value-type="float">
            <text:p>0.000005278</text:p>
          </table:table-cell>
          <table:table-cell office:value-type="float" office:value="0.000060119493035" calcext:value-type="float">
            <text:p>6.0119493035E-005</text:p>
          </table:table-cell>
          <table:table-cell office:value-type="float" office:value="0.000337790731998" calcext:value-type="float">
            <text:p>0.0003377907</text:p>
          </table:table-cell>
          <table:table-cell office:value-type="float" office:value="0.001288569381352" calcext:value-type="float">
            <text:p>0.0012885694</text:p>
          </table:table-cell>
          <table:table-cell office:value-type="float" office:value="0.003847647555682" calcext:value-type="float">
            <text:p>0.0038476476</text:p>
          </table:table-cell>
          <table:table-cell office:value-type="float" office:value="0.009702329545743" calcext:value-type="float">
            <text:p>0.0097023295</text:p>
          </table:table-cell>
          <table:table-cell office:value-type="float" office:value="0.02161860684243" calcext:value-type="float">
            <text:p>0.0216186068</text:p>
          </table:table-cell>
          <table:table-cell office:value-type="float" office:value="0.043827110438671" calcext:value-type="float">
            <text:p>0.043827110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15035060655" calcext:value-type="float">
            <text:p>1.5035060655E-005</text:p>
          </table:table-cell>
          <table:table-cell office:value-type="float" office:value="0.000112635773663" calcext:value-type="float">
            <text:p>0.0001126358</text:p>
          </table:table-cell>
          <table:table-cell office:value-type="float" office:value="0.000537089223101" calcext:value-type="float">
            <text:p>0.0005370892</text:p>
          </table:table-cell>
          <table:table-cell office:value-type="float" office:value="0.001924487791199" calcext:value-type="float">
            <text:p>0.0019244878</text:p>
          </table:table-cell>
          <table:table-cell office:value-type="float" office:value="0.005661645694455" calcext:value-type="float">
            <text:p>0.0056616457</text:p>
          </table:table-cell>
          <table:table-cell office:value-type="float" office:value="0.014417379045448" calcext:value-type="float">
            <text:p>0.014417379</text:p>
          </table:table-cell>
          <table:table-cell office:value-type="float" office:value="0.032881678122025" calcext:value-type="float">
            <text:p>0.032881678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0.000003744792583" calcext:value-type="float">
            <text:p>3.744792583E-006</text:p>
          </table:table-cell>
          <table:table-cell office:value-type="float" office:value="0.000037405689609" calcext:value-type="float">
            <text:p>3.7405689609E-005</text:p>
          </table:table-cell>
          <table:table-cell office:value-type="float" office:value="0.000222955284472" calcext:value-type="float">
            <text:p>0.0002229553</text:p>
          </table:table-cell>
          <table:table-cell office:value-type="float" office:value="0.000958666913291" calcext:value-type="float">
            <text:p>0.0009586669</text:p>
          </table:table-cell>
          <table:table-cell office:value-type="float" office:value="0.003290349687676" calcext:value-type="float">
            <text:p>0.0032903497</text:p>
          </table:table-cell>
          <table:table-cell office:value-type="float" office:value="0.009575856551161" calcext:value-type="float">
            <text:p>0.0095758566</text:p>
          </table:table-cell>
          <table:table-cell office:value-type="float" office:value="0.024569584446383" calcext:value-type="float">
            <text:p>0.0245695844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0013096610305" calcext:value-type="float">
            <text:p>1.3096610305E-005</text:p>
          </table:table-cell>
          <table:table-cell office:value-type="float" office:value="0.000097577349171" calcext:value-type="float">
            <text:p>9.7577349171E-005</text:p>
          </table:table-cell>
          <table:table-cell office:value-type="float" office:value="0.000503477689413" calcext:value-type="float">
            <text:p>0.0005034777</text:p>
          </table:table-cell>
          <table:table-cell office:value-type="float" office:value="0.002016050177806" calcext:value-type="float">
            <text:p>0.0020160502</text:p>
          </table:table-cell>
          <table:table-cell office:value-type="float" office:value="0.006705464381101" calcext:value-type="float">
            <text:p>0.0067054644</text:p>
          </table:table-cell>
          <table:table-cell office:value-type="float" office:value="0.019355373751091" calcext:value-type="float">
            <text:p>0.0193553738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0004643190875" calcext:value-type="float">
            <text:p>4.643190875E-006</text:p>
          </table:table-cell>
          <table:table-cell office:value-type="float" office:value="0.00004324308789" calcext:value-type="float">
            <text:p>4.324308789E-005</text:p>
          </table:table-cell>
          <table:table-cell office:value-type="float" office:value="0.000267749801605" calcext:value-type="float">
            <text:p>0.0002677498</text:p>
          </table:table-cell>
          <table:table-cell office:value-type="float" office:value="0.001250826444162" calcext:value-type="float">
            <text:p>0.0012508264</text:p>
          </table:table-cell>
          <table:table-cell office:value-type="float" office:value="0.004754627784808" calcext:value-type="float">
            <text:p>0.0047546278</text:p>
          </table:table-cell>
          <table:table-cell office:value-type="float" office:value="0.015439802774379" calcext:value-type="float">
            <text:p>0.015439802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0019650987373" calcext:value-type="float">
            <text:p>0.000019651</text:p>
          </table:table-cell>
          <table:table-cell office:value-type="float" office:value="0.000146008481197" calcext:value-type="float">
            <text:p>0.0001460085</text:p>
          </table:table-cell>
          <table:table-cell office:value-type="float" office:value="0.00079577954082" calcext:value-type="float">
            <text:p>0.0007957795</text:p>
          </table:table-cell>
          <table:table-cell office:value-type="float" office:value="0.003457038260419" calcext:value-type="float">
            <text:p>0.0034570383</text:p>
          </table:table-cell>
          <table:table-cell office:value-type="float" office:value="0.012629377158297" calcext:value-type="float">
            <text:p>0.012629377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0.000009041617244" calcext:value-type="float">
            <text:p>9.041617244E-006</text:p>
          </table:table-cell>
          <table:table-cell office:value-type="float" office:value="0.000080615968403" calcext:value-type="float">
            <text:p>0.000080616</text:p>
          </table:table-cell>
          <table:table-cell office:value-type="float" office:value="0.000512604659316" calcext:value-type="float">
            <text:p>0.0005126047</text:p>
          </table:table-cell>
          <table:table-cell office:value-type="float" office:value="0.00254498902098" calcext:value-type="float">
            <text:p>0.002544989</text:p>
          </table:table-cell>
          <table:table-cell office:value-type="float" office:value="0.010459626638387" calcext:value-type="float">
            <text:p>0.0104596266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0045369098408" calcext:value-type="float">
            <text:p>4.5369098408E-005</text:p>
          </table:table-cell>
          <table:table-cell office:value-type="float" office:value="0.000336564583697" calcext:value-type="float">
            <text:p>0.0003365646</text:p>
          </table:table-cell>
          <table:table-cell office:value-type="float" office:value="0.001909693740748" calcext:value-type="float">
            <text:p>0.0019096937</text:p>
          </table:table-cell>
          <table:table-cell office:value-type="float" office:value="0.008829711555845" calcext:value-type="float">
            <text:p>0.0088297116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002553074063" calcext:value-type="float">
            <text:p>2.553074063E-005</text:p>
          </table:table-cell>
          <table:table-cell office:value-type="float" office:value="0.000220962445482" calcext:value-type="float">
            <text:p>0.0002209624</text:p>
          </table:table-cell>
          <table:table-cell office:value-type="float" office:value="0.001432866488069" calcext:value-type="float">
            <text:p>0.0014328665</text:p>
          </table:table-cell>
          <table:table-cell office:value-type="float" office:value="0.007453170216876" calcext:value-type="float">
            <text:p>0.0074531702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0014549685176" calcext:value-type="float">
            <text:p>1.4549685176E-005</text:p>
          </table:table-cell>
          <table:table-cell office:value-type="float" office:value="0.000146911382032" calcext:value-type="float">
            <text:p>0.0001469114</text:p>
          </table:table-cell>
          <table:table-cell office:value-type="float" office:value="0.001088766247518" calcext:value-type="float">
            <text:p>0.0010887662</text:p>
          </table:table-cell>
          <table:table-cell office:value-type="float" office:value="0.006371218297629" calcext:value-type="float">
            <text:p>0.0063712183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0.000008309376194" calcext:value-type="float">
            <text:p>8.309376194E-006</text:p>
          </table:table-cell>
          <table:table-cell office:value-type="float" office:value="0.000097885204981" calcext:value-type="float">
            <text:p>9.7885204981E-005</text:p>
          </table:table-cell>
          <table:table-cell office:value-type="float" office:value="0.000829064285044" calcext:value-type="float">
            <text:p>0.0008290643</text:p>
          </table:table-cell>
          <table:table-cell office:value-type="float" office:value="0.005457937595258" calcext:value-type="float">
            <text:p>0.0054579376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65560216529" calcext:value-type="float">
            <text:p>6.5560216529E-005</text:p>
          </table:table-cell>
          <table:table-cell office:value-type="float" office:value="0.000634604984175" calcext:value-type="float">
            <text:p>0.000634605</text:p>
          </table:table-cell>
          <table:table-cell office:value-type="float" office:value="0.004699983793228" calcext:value-type="float">
            <text:p>0.0046999838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44043797632" calcext:value-type="float">
            <text:p>4.4043797632E-005</text:p>
          </table:table-cell>
          <table:table-cell office:value-type="float" office:value="0.000487236487127" calcext:value-type="float">
            <text:p>0.0004872365</text:p>
          </table:table-cell>
          <table:table-cell office:value-type="float" office:value="0.004059618354608" calcext:value-type="float">
            <text:p>0.0040596184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29782557435" calcext:value-type="float">
            <text:p>2.9782557435E-005</text:p>
          </table:table-cell>
          <table:table-cell office:value-type="float" office:value="0.000376538143021" calcext:value-type="float">
            <text:p>0.0003765381</text:p>
          </table:table-cell>
          <table:table-cell office:value-type="float" office:value="0.003529448935508" calcext:value-type="float">
            <text:p>0.0035294489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20153536458" calcext:value-type="float">
            <text:p>2.0153536458E-005</text:p>
          </table:table-cell>
          <table:table-cell office:value-type="float" office:value="0.000291199214972" calcext:value-type="float">
            <text:p>0.0002911992</text:p>
          </table:table-cell>
          <table:table-cell office:value-type="float" office:value="0.003070723048866" calcext:value-type="float">
            <text:p>0.00307072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13684997856" calcext:value-type="float">
            <text:p>0.000013685</text:p>
          </table:table-cell>
          <table:table-cell office:value-type="float" office:value="0.000225982921435" calcext:value-type="float">
            <text:p>0.0002259829</text:p>
          </table:table-cell>
          <table:table-cell office:value-type="float" office:value="0.002680887503175" calcext:value-type="float">
            <text:p>0.0026808875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0.000009291423562" calcext:value-type="float">
            <text:p>9.291423562E-006</text:p>
          </table:table-cell>
          <table:table-cell office:value-type="float" office:value="0.000175349728883" calcext:value-type="float">
            <text:p>0.0001753497</text:p>
          </table:table-cell>
          <table:table-cell office:value-type="float" office:value="0.002340241046007" calcext:value-type="float">
            <text:p>0.002340241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136331552767" calcext:value-type="float">
            <text:p>0.0001363316</text:p>
          </table:table-cell>
          <table:table-cell office:value-type="float" office:value="0.002046936628259" calcext:value-type="float">
            <text:p>0.002046936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106082888282" calcext:value-type="float">
            <text:p>0.0001060829</text:p>
          </table:table-cell>
          <table:table-cell office:value-type="float" office:value="0.001791867424427" calcext:value-type="float">
            <text:p>0.001791867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82686591796" calcext:value-type="float">
            <text:p>8.2686591796E-005</text:p>
          </table:table-cell>
          <table:table-cell office:value-type="float" office:value="0.001571260346849" calcext:value-type="float">
            <text:p>0.001571260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64436015055" calcext:value-type="float">
            <text:p>0.000064436</text:p>
          </table:table-cell>
          <table:table-cell office:value-type="float" office:value="0.00137750841128" calcext:value-type="float">
            <text:p>0.001377508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50305983377" calcext:value-type="float">
            <text:p>0.000050306</text:p>
          </table:table-cell>
          <table:table-cell office:value-type="float" office:value="0.001209867324949" calcext:value-type="float">
            <text:p>0.0012098673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39280278338" calcext:value-type="float">
            <text:p>3.9280278338E-005</text:p>
          </table:table-cell>
          <table:table-cell office:value-type="float" office:value="0.001062784436623" calcext:value-type="float">
            <text:p>0.001062784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30699267205" calcext:value-type="float">
            <text:p>3.0699267205E-005</text:p>
          </table:table-cell>
          <table:table-cell office:value-type="float" office:value="0.000934439440985" calcext:value-type="float">
            <text:p>0.000934439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24012437179" calcext:value-type="float">
            <text:p>2.4012437179E-005</text:p>
          </table:table-cell>
          <table:table-cell office:value-type="float" office:value="0.000822265195915" calcext:value-type="float">
            <text:p>0.000822265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18798038958" calcext:value-type="float">
            <text:p>0.000018798</text:p>
          </table:table-cell>
          <table:table-cell office:value-type="float" office:value="0.000724170355853" calcext:value-type="float">
            <text:p>0.0007241704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14715179915" calcext:value-type="float">
            <text:p>1.4715179915E-005</text:p>
          </table:table-cell>
          <table:table-cell office:value-type="float" office:value="0.000637743880718" calcext:value-type="float">
            <text:p>0.0006377439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11529760927" calcext:value-type="float">
            <text:p>1.1529760927E-005</text:p>
          </table:table-cell>
          <table:table-cell office:value-type="float" office:value="0.00056215172952" calcext:value-type="float">
            <text:p>0.0005621517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0.000009036506004" calcext:value-type="float">
            <text:p>9.036506004E-006</text:p>
          </table:table-cell>
          <table:table-cell office:value-type="float" office:value="0.00049566277599" calcext:value-type="float">
            <text:p>0.0004956628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437333013865" calcext:value-type="float">
            <text:p>0.000437333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38618756345" calcext:value-type="float">
            <text:p>0.0003861876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341151703165" calcext:value-type="float">
            <text:p>0.000341151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301395193296" calcext:value-type="float">
            <text:p>0.000301395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266379164195" calcext:value-type="float">
            <text:p>0.000266379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235499826672" calcext:value-type="float">
            <text:p>0.0002354998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208195755331" calcext:value-type="float">
            <text:p>0.0002081958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84150872813" calcext:value-type="float">
            <text:p>0.0001841509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62874195233" calcext:value-type="float">
            <text:p>0.0001628742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4410077918" calcext:value-type="float">
            <text:p>0.0001441008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27507715716" calcext:value-type="float">
            <text:p>0.0001275077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112865135035" calcext:value-type="float">
            <text:p>0.0001128651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99884367526" calcext:value-type="float">
            <text:p>9.9884367526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88455734678" calcext:value-type="float">
            <text:p>8.8455734678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78314883052" calcext:value-type="float">
            <text:p>7.8314883052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69365158188" calcext:value-type="float">
            <text:p>6.9365158188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61437278328" calcext:value-type="float">
            <text:p>6.1437278328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54433911293" calcext:value-type="float">
            <text:p>5.4433911293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48217460558" calcext:value-type="float">
            <text:p>4.8217460558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42737066988" calcext:value-type="float">
            <text:p>4.2737066988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37866220733" calcext:value-type="float">
            <text:p>3.7866220733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33567444855" calcext:value-type="float">
            <text:p>3.3567444855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2975218271" calcext:value-type="float">
            <text:p>2.975218271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26380855002" calcext:value-type="float">
            <text:p>2.6380855002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23386355527" calcext:value-type="float">
            <text:p>2.3386355527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20744364584" calcext:value-type="float">
            <text:p>2.0744364584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8393429238" calcext:value-type="float">
            <text:p>1.8393429238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6317979181" calcext:value-type="float">
            <text:p>0.000016318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4473164374" calcext:value-type="float">
            <text:p>1.4473164374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2842061355" calcext:value-type="float">
            <text:p>1.2842061355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1391710738" calcext:value-type="float">
            <text:p>1.1391710738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10111888764" calcext:value-type="float">
            <text:p>1.0111888764E-005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0.000008971604491" calcext:value-type="float">
            <text:p>8.971604491E-006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formula="of:=COUNTIF([.A2:.A68]; &quot;&gt;0.0001&quot;)+1" office:value-type="float" office:value="1" calcext:value-type="float">
            <text:p>1</text:p>
          </table:table-cell>
          <table:table-cell table:formula="of:=COUNTIF([.B2:.B68]; &quot;&gt;0.0001&quot;)+1" office:value-type="float" office:value="4" calcext:value-type="float">
            <text:p>4</text:p>
          </table:table-cell>
          <table:table-cell table:formula="of:=COUNTIF([.C2:.C68]; &quot;&gt;0.0001&quot;)+1" office:value-type="float" office:value="5" calcext:value-type="float">
            <text:p>5</text:p>
          </table:table-cell>
          <table:table-cell table:formula="of:=COUNTIF([.D2:.D68]; &quot;&gt;0.0001&quot;)+1" office:value-type="float" office:value="6" calcext:value-type="float">
            <text:p>6</text:p>
          </table:table-cell>
          <table:table-cell table:formula="of:=COUNTIF([.E2:.E68]; &quot;&gt;0.0001&quot;)+1" office:value-type="float" office:value="8" calcext:value-type="float">
            <text:p>8</text:p>
          </table:table-cell>
          <table:table-cell table:formula="of:=COUNTIF([.F2:.F68]; &quot;&gt;0.0001&quot;)+1" office:value-type="float" office:value="9" calcext:value-type="float">
            <text:p>9</text:p>
          </table:table-cell>
          <table:table-cell table:formula="of:=COUNTIF([.G2:.G68]; &quot;&gt;0.0001&quot;)+1" office:value-type="float" office:value="12" calcext:value-type="float">
            <text:p>12</text:p>
          </table:table-cell>
          <table:table-cell table:formula="of:=COUNTIF([.H2:.H68]; &quot;&gt;0.0001&quot;)+1" office:value-type="float" office:value="16" calcext:value-type="float">
            <text:p>16</text:p>
          </table:table-cell>
          <table:table-cell table:formula="of:=COUNTIF([.I2:.I68]; &quot;&gt;0.0001&quot;)+1" office:value-type="float" office:value="25" calcext:value-type="float">
            <text:p>25</text:p>
          </table:table-cell>
          <table:table-cell table:formula="of:=COUNTIF([.J2:.J68]; &quot;&gt;0.0001&quot;)+1" office:value-type="float" office:value="47" calcext:value-type="float">
            <text:p>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22:01:47.745156377</meta:creation-date>
    <dc:date>2015-10-01T22:07:42.066813718</dc:date>
    <meta:editing-duration>PT5M53S</meta:editing-duration>
    <meta:editing-cycles>3</meta:editing-cycles>
    <meta:generator>LibreOffice/4.4.3.2$Linux_X86_64 LibreOffice_project/40m0$Build-2</meta:generator>
    <meta:document-statistic meta:table-count="1" meta:cell-count="700" meta:object-count="0"/>
  </office:meta>
</office:document-meta>
</file>